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5701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1.3764in"/>
    </style:style>
    <style:style style:name="co22" style:family="table-column">
      <style:table-column-properties fo:break-before="auto" style:column-width="1.4091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1.7583in"/>
    </style:style>
    <style:style style:name="co27" style:family="table-column">
      <style:table-column-properties fo:break-before="auto" style:column-width="1.8898in"/>
    </style:style>
    <style:style style:name="co28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Defines.A1"/>
    </style:style>
    <style:style style:name="ce5" style:family="table-cell" style:parent-style-name="Default">
      <style:map style:condition="is-true-formula([.$A1]=&quot;#&quot;)" style:apply-style-name="Comment" style:base-cell-address="Locations.A1"/>
    </style: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0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13]=&quot;#&quot;)" style:apply-style-name="Comment" style:base-cell-address="Locations.B113"/>
    </style:style>
    <style:style style:name="ce13" style:family="table-cell" style:parent-style-name="Default">
      <style:map style:condition="is-true-formula([.$A1]=&quot;#&quot;)" style:apply-style-name="Comment" style:base-cell-address="Defines.A1"/>
    </style:style>
    <style:style style:name="ce14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]=&quot;#&quot;)" style:apply-style-name="Comment" style:base-cell-address="Regions.A1"/>
    </style:style>
    <style:style style:name="ce17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8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0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25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6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Torch</text:p>
          </table:table-cell>
          <table:table-cell table:style-name="ce4" office:value-type="string">
            <text:p>VAR_TORCH</text:p>
          </table:table-cell>
          <table:table-cell table:style-name="ce4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/>
          <table:table-cell office:value-type="string">
            <text:p>"TORCH"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, "REMIX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4" table:default-cell-style-name="ce11"/>
        <table:table-column table:style-name="co15" table:default-cell-style-name="ce11"/>
        <table:table-column table:style-name="co3" table:number-columns-repeated="2" table:default-cell-style-name="ce11"/>
        <table:table-column table:style-name="co16" table:default-cell-style-name="ce11"/>
        <table:table-column table:style-name="co17" table:default-cell-style-name="ce10"/>
        <table:table-column table:style-name="co3" table:number-columns-repeated="4" table:default-cell-style-name="ce11"/>
        <table:table-column table:style-name="co13" table:default-cell-style-name="ce11"/>
        <table:table-column table:style-name="co3" table:default-cell-style-name="ce11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1"/>
        <table:table-column table:style-name="co21" table:default-cell-style-name="ce15"/>
        <table:table-column table:style-name="co22" table:default-cell-style-name="ce10"/>
        <table:table-column table:style-name="co3" table:number-columns-repeated="1006" table:default-cell-style-name="ce11"/>
        <table:table-row table:style-name="ro3">
          <table:table-cell table:style-name="ce10" office:value-type="string">
            <text:p>Disabled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0" office:value-type="string">
            <text:p>Xcoord</text:p>
          </table:table-cell>
          <table:table-cell table:style-name="ce10" office:value-type="string">
            <text:p>Ycoord</text:p>
          </table:table-cell>
          <table:table-cell table:style-name="ce10" office:value-type="string">
            <text:p>Spec1ID</text:p>
          </table:table-cell>
          <table:table-cell table:style-name="ce10" office:value-type="string">
            <text:p>Spec2ID</text:p>
          </table:table-cell>
          <table:table-cell table:style-name="ce10" office:value-type="string">
            <text:p>Region</text:p>
          </table:table-cell>
          <table:table-cell table:style-name="ce10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0" office:value-type="string">
            <text:p>Tracker Override</text:p>
          </table:table-cell>
          <table:table-cell table:style-name="ce14" office:value-type="string">
            <text:p>Chat Codes</text:p>
          </table:table-cell>
          <table:table-cell office:value-type="string">
            <text:p>Flags</text:p>
          </table:table-cell>
          <table:table-cell table:style-name="ce10" office:value-type="string">
            <text:p>Vanilla Item</text:p>
          </table:table-cell>
          <table:table-cell table:style-name="ce10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1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1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VANILLA_POSTGAME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1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, "VANILLA_POSTGAME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6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6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6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6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6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6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6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6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3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1"/>
          <table:table-cell table:number-columns-repeated="1018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3" table:default-cell-style-name="ce19"/>
        <table:table-column table:style-name="co12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21"/>
        <table:table-column table:style-name="co3" table:default-cell-style-name="ce19"/>
        <table:table-column table:style-name="co27" table:default-cell-style-name="ce21"/>
        <table:table-column table:style-name="co28" table:default-cell-style-name="ce21"/>
        <table:table-column table:style-name="co28" table:default-cell-style-name="ce19"/>
        <table:table-column table:style-name="co3" table:number-columns-repeated="1015" table:default-cell-style-name="ce19"/>
        <table:table-row table:style-name="ro1">
          <table:table-cell table:style-name="ce17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wling</text:p>
          </table:table-cell>
          <table:table-cell table:style-name="ce18"/>
          <table:table-cell table:style-name="ce20" office:value-type="string">
            <text:p>"Bowling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Survival</text:p>
          </table:table-cell>
          <table:table-cell table:style-name="ce18"/>
          <table:table-cell table:style-name="ce20" office:value-type="string">
            <text:p>"Surviva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ss Bash</text:p>
          </table:table-cell>
          <table:table-cell table:style-name="ce18"/>
          <table:table-cell table:style-name="ce20" office:value-type="string">
            <text:p>"Boss Bash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Loony Ball</text:p>
          </table:table-cell>
          <table:table-cell table:style-name="ce18"/>
          <table:table-cell table:style-name="ce20" office:value-type="string">
            <text:p>"Loony Bal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Remix</text:p>
          </table:table-cell>
          <table:table-cell table:style-name="ce18"/>
          <table:table-cell table:style-name="ce20" office:value-type="string">
            <text:p>"Remix Access"</text:p>
          </table:table-cell>
          <table:table-cell table:style-name="ce20"/>
          <table:table-cell table:style-name="Comment"/>
          <table:table-cell office:value-type="string">
            <text:p>"MODE", "REMIX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Tree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Bonita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Bog P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Tiny Cabin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Se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Messy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Orb"4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unted Towe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Ghost Potion"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The Shrine Of Bombulu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ppy Stick Wood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Happy Stick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Lar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Creepy Caverns Left Bottom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reepy Caverns Right Bottom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Cabin In The Wood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Collecto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Hidey-Hol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Tree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onita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Bog Pit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Tiny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Seer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D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Musty Crypt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R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Messy Cabin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Frankenjulie's Laborato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Entrance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18" office:value-type="string">
            <text:p>Haunted Tower Stairs Up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Stairs U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18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2 Exit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Roof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Basemen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Basement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Abandoned Mine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Abandoned Mine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Shrine Of Bombulus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A Gloomy Cavern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A Gloomy Cavern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ppy Stick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0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Larry's Lair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Larry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Creepy Caverns Left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Creepy Caverns Middle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Middle Righ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Right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18" office:value-type="string">
            <text:p>Creepy Caverns Lef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20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bin In The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 office:value-type="boolean" office:boolean-value="true">
            <text:p>TRUE</text:p>
          </table:table-cell>
          <table:table-cell table:style-name="ce18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The Heart Of Terro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Vampire Bust"8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Roof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Roof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Roof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Roof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Collecto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Evilize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 Entrance</text:p>
          </table:table-cell>
          <table:table-cell table:style-name="ce18" table:number-columns-repeated="2"/>
          <table:table-cell table:style-name="ce20" office:value-type="string">
            <text:p>The Heart Of Terror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The Eviliz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Empty Roofto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Hidey-Hol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Empty Rooftop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 Entrance</text:p>
          </table:table-cell>
          <table:table-cell table:style-name="ce18" table:number-columns-repeated="2"/>
          <table:table-cell table:style-name="ce20" office:value-type="string">
            <text:p>Swampdog Lair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Larry's Lai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logical zone connections, cant be randomized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/>
          <table:table-cell table:style-name="Default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 and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probably need these with molecular dispersion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23"/>
          <table:table-cell table:style-name="ce2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Save Anywhere shenanigans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e18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3">02/23/2025</text:date>, <text:time>09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5-02-23T09:37:38.12</dc:date>
    <dc:creator>David Beerens</dc:creator>
    <meta:editing-duration>P3DT8H37M46S</meta:editing-duration>
    <meta:editing-cycles>173</meta:editing-cycles>
    <meta:generator>OpenOffice/4.1.15$Win32 OpenOffice.org_project/4115m2$Build-9813</meta:generator>
    <meta:document-statistic meta:table-count="5" meta:cell-count="4030" meta:object-count="0"/>
  </office:meta>
</office:document-meta>
</file>